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" manifest:full-path="Object 1/statusbar/"/>
  <manifest:file-entry manifest:media-type="" manifest:full-path="Object 1/accelerato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" manifest:full-path="Object 1/menubar/"/>
  <manifest:file-entry manifest:media-type="" manifest:full-path="Object 1/toolbar/"/>
  <manifest:file-entry manifest:media-type="" manifest:full-path="Object 1/images/Bitmaps/"/>
  <manifest:file-entry manifest:media-type="" manifest:full-path="Object 1/images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cm" draw:marker-start-width="0.2cm" draw:marker-end-width="0.2cm" draw:fill="solid" draw:fill-color="#e6e6e6" draw:textarea-horizontal-align="justify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Ultrafine_20_Dashed" svg:stroke-width="0.025cm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id="id2" draw:layer="layout" svg:width="3.175cm" svg:height="2.54cm" svg:x="8.865cm" svg:y="0.44cm">
            <text:p text:style-name="P1"><text:span text:style-name="T1">SetVirtualClock</text:span></text:p>
            <text:p text:style-name="P1"><text:span text:style-name="T2">T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3" draw:id="id1" draw:layer="layout" svg:width="3.81cm" svg:height="1.905cm" svg:x="3.48cm" svg:y="0.74cm">
            <text:p text:style-name="P3"><text:span text:style-name="T1">CheckTime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2" draw:text-style-name="P1" draw:layer="layout" draw:type="line" svg:x1="7.29cm" svg:y1="1.693cm" svg:x2="8.865cm" svg:y2="1.71cm" draw:start-shape="id1" draw:start-glue-point="7" draw:end-shape="id2" draw:end-glue-point="3" svg:d="m7290 1693 1575 17">
            <text:p/>
          </draw:connector>
          <draw:custom-shape draw:style-name="gr1" draw:text-style-name="P2" draw:id="id3" draw:layer="layout" svg:width="1.27cm" svg:height="1.27cm" svg:x="4.755cm" svg:y="3.885cm">
            <text:p text:style-name="P2"><text:span text:style-name="T2">Dr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" draw:layer="layout" draw:type="line" svg:x1="5.385cm" svg:y1="2.645cm" svg:x2="5.39cm" svg:y2="3.885cm" draw:start-shape="id1" draw:start-glue-point="6" draw:end-shape="id3" draw:end-glue-point="4" svg:d="m5385 2645 5 1240">
            <text:p/>
          </draw:connector>
          <draw:custom-shape draw:style-name="gr1" draw:text-style-name="P2" draw:id="id4" draw:layer="layout" svg:width="1.27cm" svg:height="0.78cm" svg:x="0.17cm" svg:y="1.297cm">
            <text:p text:style-name="P2"><text:span text:style-name="T2">Packet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type="line" svg:x1="1.44cm" svg:y1="1.687cm" svg:x2="3.48cm" svg:y2="1.693cm" draw:start-shape="id4" draw:start-glue-point="1" draw:end-shape="id1" draw:end-glue-point="5" svg:d="m1440 1687 2040 6">
            <text:p/>
          </draw:connector>
          <draw:custom-shape draw:style-name="gr3" draw:text-style-name="P5" draw:layer="layout" svg:width="3.22cm" svg:height="1.079cm" svg:x="8.785cm" svg:y="3.316cm">
            <text:p text:style-name="P4"><text:span text:style-name="T1">Update TAT:</text:span></text:p>
            <text:p text:style-name="P4"><text:span text:style-name="T2">TAT = max(TAT, Ta) + T</text:span></text:p>
            <draw:enhanced-geometry svg:viewBox="0 0 21600 21600" draw:text-areas="800 800 20800 20800" draw:type="round-rectangular-callout" draw:modifiers="6089.04067059919 -1854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" draw:text-style-name="P6" draw:layer="layout" svg:width="1.209cm" svg:height="0.569cm" svg:x="1.775cm" svg:y="1.182cm">
            <draw:text-box>
              <text:p text:style-name="P6"><text:span text:style-name="T2">arrive</text:span></text:p>
            </draw:text-box>
          </draw:frame>
          <draw:frame draw:style-name="gr5" draw:layer="layout" svg:width="1.641cm" svg:height="0.356cm" svg:x="4.55cm" svg:y="1.955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4" draw:text-style-name="P6" draw:layer="layout" svg:width="0.968cm" svg:height="0.569cm" svg:x="5.287cm" svg:y="2.725cm">
            <draw:text-box>
              <text:p text:style-name="P6"><text:span text:style-name="T2">Yes</text:span></text:p>
            </draw:text-box>
          </draw:frame>
          <draw:frame draw:style-name="gr4" draw:text-style-name="P6" draw:layer="layout" svg:width="0.862cm" svg:height="0.569cm" svg:x="7.687cm" svg:y="1.126cm">
            <draw:text-box>
              <text:p text:style-name="P6"><text:span text:style-name="T2">No</text:span></text:p>
            </draw:text-box>
          </draw:frame>
          <draw:connector draw:style-name="gr2" draw:text-style-name="P1" draw:layer="layout" draw:type="line" svg:x1="12.04cm" svg:y1="1.71cm" svg:x2="13.62cm" svg:y2="1.677cm" draw:start-shape="id2" draw:start-glue-point="1" svg:d="m12040 1710 1580-33">
            <text:p/>
          </draw:connector>
          <draw:frame draw:style-name="gr6" draw:text-style-name="P6" draw:layer="layout" svg:width="1.209cm" svg:height="0.569cm" svg:x="12.84cm" svg:y="0.953cm">
            <draw:text-box>
              <text:p><text:span text:style-name="T2">ouput</text:span></text:p>
            </draw:text-box>
          </draw:frame>
          <draw:custom-shape draw:style-name="gr7" draw:text-style-name="P1" draw:layer="layout" svg:width="10.795cm" svg:height="5.28cm" svg:x="1.91cm" svg:y="0.15cm">
            <text:p/>
            <draw:enhanced-geometry svg:viewBox="0 0 21600 21600" draw:type="rectangle" draw:enhanced-path="M 0 0 L 21600 0 21600 21600 0 21600 0 0 Z N"/>
          </draw:custom-shape>
          <draw:frame draw:style-name="gr6" draw:layer="layout" svg:width="2.335cm" svg:height="0.962cm" svg:x="10.1cm" svg:y="4.43cm">
            <draw:text-box>
              <text:p>GCRA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IZKE </meta:initial-creator>
    <meta:creation-date>2011-02-13T09:24:55</meta:creation-date>
    <dc:date>2011-02-13T11:15:50</dc:date>
    <dc:creator>IIZKE </dc:creator>
    <meta:editing-duration>PT00H04M57S</meta:editing-duration>
    <meta:editing-cycles>1</meta:editing-cycles>
    <meta:document-statistic meta:object-count="17"/>
    <meta:generator>OpenOffice.org/3.2$Linux OpenOffice.org_project/320m19$Build-9505</meta:generator>
  </office:meta>
</office:document-meta>
</file>

<file path=Object 1/content.xml><?xml version="1.0" encoding="utf-8"?>
<math xmlns="http://www.w3.org/1998/Math/MathML">
  <semantics>
    <mrow>
      <msub>
        <mi>T</mi>
        <mi>a</mi>
      </msub>
      <mo stretchy="false">&lt;</mo>
      <mrow>
        <mi mathvariant="italic">TAT</mi>
        <mi mathvariant="normal">−</mi>
        <mo stretchy="false">τ</mo>
      </mrow>
    </mrow>
    <annotation encoding="StarMath 5.0">T_a &lt; TAT - %tau </annotation>
  </semantics>
</math>
</file>